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a1d" officeooo:paragraph-rsid="001c0ad8"/>
    </style:style>
    <style:style style:name="P2" style:family="paragraph" style:parent-style-name="Standard">
      <style:text-properties officeooo:rsid="001c2dca" officeooo:paragraph-rsid="001c2dca"/>
    </style:style>
    <style:style style:name="P3" style:family="paragraph" style:parent-style-name="Standard">
      <style:text-properties officeooo:rsid="00210570" officeooo:paragraph-rsid="0021ccee"/>
    </style:style>
    <style:style style:name="P4" style:family="paragraph" style:parent-style-name="Standard">
      <style:text-properties officeooo:rsid="00210570" officeooo:paragraph-rsid="0023803c"/>
    </style:style>
    <style:style style:name="P5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1ccee" fo:background-color="#1e1e1e"/>
    </style:style>
    <style:style style:name="P6" style:family="paragraph" style:parent-style-name="Standard">
      <style:text-properties officeooo:paragraph-rsid="0021ccee"/>
    </style:style>
    <style:style style:name="P7" style:family="paragraph" style:parent-style-name="Standard">
      <style:text-properties officeooo:rsid="0023803c" officeooo:paragraph-rsid="0023803c"/>
    </style:style>
    <style:style style:name="P8" style:family="paragraph" style:parent-style-name="Standard">
      <style:text-properties officeooo:rsid="0023d5cb" officeooo:paragraph-rsid="0023d5cb"/>
    </style:style>
    <style:style style:name="P9" style:family="paragraph" style:parent-style-name="Standard">
      <style:text-properties officeooo:rsid="002590c3" officeooo:paragraph-rsid="002590c3"/>
    </style:style>
    <style:style style:name="P10" style:family="paragraph" style:parent-style-name="Standard">
      <style:text-properties officeooo:paragraph-rsid="002590c3"/>
    </style:style>
    <style:style style:name="P11" style:family="paragraph" style:parent-style-name="Standard">
      <style:text-properties officeooo:rsid="002b4be6" officeooo:paragraph-rsid="002b4be6"/>
    </style:style>
    <style:style style:name="P12" style:family="paragraph" style:parent-style-name="Standard">
      <style:text-properties officeooo:rsid="002c4890" officeooo:paragraph-rsid="002c4890"/>
    </style:style>
    <style:style style:name="P13" style:family="paragraph" style:parent-style-name="Standard">
      <style:text-properties officeooo:rsid="00322528" officeooo:paragraph-rsid="00322528"/>
    </style:style>
    <style:style style:name="T1" style:family="text">
      <style:text-properties officeooo:rsid="001c0ad8"/>
    </style:style>
    <style:style style:name="T2" style:family="text">
      <style:text-properties officeooo:rsid="001c2dca"/>
    </style:style>
    <style:style style:name="T3" style:family="text">
      <style:text-properties officeooo:rsid="001cf37a"/>
    </style:style>
    <style:style style:name="T4" style:family="text">
      <style:text-properties officeooo:rsid="001ebdec"/>
    </style:style>
    <style:style style:name="T5" style:family="text">
      <style:text-properties officeooo:rsid="0020b1d3"/>
    </style:style>
    <style:style style:name="T6" style:family="text">
      <style:text-properties officeooo:rsid="00210570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officeooo:rsid="00210570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d4d4d4" style:font-name="Droid Sans Mono" fo:font-size="10.5pt" fo:font-weight="normal" officeooo:rsid="00210570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size="10.5pt" fo:font-weight="normal" fo:background-color="#1e1e1e" loext:char-shading-value="0"/>
    </style:style>
    <style:style style:name="T13" style:family="text">
      <style:text-properties fo:color="#4ec9b0" style:font-name="Droid Sans Mono" fo:font-size="10.5pt" fo:font-weight="normal" officeooo:rsid="00210570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dcdcaa" style:font-name="Droid Sans Mono" fo:font-size="10.5pt" fo:font-weight="normal" officeooo:rsid="00210570" fo:background-color="#1e1e1e" loext:char-shading-value="0"/>
    </style:style>
    <style:style style:name="T17" style:family="text">
      <style:text-properties fo:color="#ce9178" style:font-name="Droid Sans Mono" fo:font-size="10.5pt" fo:font-weight="normal" fo:background-color="#1e1e1e" loext:char-shading-value="0"/>
    </style:style>
    <style:style style:name="T18" style:family="text">
      <style:text-properties fo:color="#ce9178" style:font-name="Droid Sans Mono" fo:font-size="10.5pt" fo:font-weight="normal" officeooo:rsid="00210570" fo:background-color="#1e1e1e" loext:char-shading-value="0"/>
    </style:style>
    <style:style style:name="T19" style:family="text">
      <style:text-properties fo:color="#9cdcfe"/>
    </style:style>
    <style:style style:name="T20" style:family="text">
      <style:text-properties fo:color="#9cdcfe" style:font-name="Droid Sans Mono" fo:font-size="10.5pt" fo:font-weight="normal" fo:background-color="#1e1e1e" loext:char-shading-value="0"/>
    </style:style>
    <style:style style:name="T21" style:family="text">
      <style:text-properties officeooo:rsid="0021ccee"/>
    </style:style>
    <style:style style:name="T22" style:family="text">
      <style:text-properties officeooo:rsid="0023803c"/>
    </style:style>
    <style:style style:name="T23" style:family="text">
      <style:text-properties officeooo:rsid="0023d5cb"/>
    </style:style>
    <style:style style:name="T24" style:family="text">
      <style:text-properties officeooo:rsid="00249ec3"/>
    </style:style>
    <style:style style:name="T25" style:family="text">
      <style:text-properties officeooo:rsid="0024d58e"/>
    </style:style>
    <style:style style:name="T26" style:family="text">
      <style:text-properties officeooo:rsid="00258f07"/>
    </style:style>
    <style:style style:name="T27" style:family="text">
      <style:text-properties officeooo:rsid="002590c3"/>
    </style:style>
    <style:style style:name="T28" style:family="text">
      <style:text-properties officeooo:rsid="00266559"/>
    </style:style>
    <style:style style:name="T29" style:family="text">
      <style:text-properties officeooo:rsid="00294ccd"/>
    </style:style>
    <style:style style:name="T30" style:family="text">
      <style:text-properties officeooo:rsid="002dc06e"/>
    </style:style>
    <style:style style:name="T31" style:family="text">
      <style:text-properties officeooo:rsid="002eecb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94ccd" style:font-weight-asian="bold" style:font-weight-complex="bold"/>
    </style:style>
    <style:style style:name="T34" style:family="text">
      <style:text-properties fo:font-size="14pt" fo:font-weight="bold" style:font-weight-asian="bold" style:font-weight-complex="bold"/>
    </style:style>
    <style:style style:name="T35" style:family="text">
      <style:text-properties fo:font-size="14pt" fo:font-weight="bold" officeooo:rsid="00294ccd" style:font-weight-asian="bold" style:font-weight-complex="bold"/>
    </style:style>
    <style:style style:name="T36" style:family="text">
      <style:text-properties officeooo:rsid="003071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REPL</text:span> – Read Eval Print Lop – interaktywny terminal, do ktorego uzyskasz dostep po wpisaniu node (np w terminalu). Podobne rozwiazanie w konsoli przegladarki. Node jest dostarczony razem z REPL JavaScript.<text:line-break/></text:p>
      <text:p text:style-name="P1">- <text:span text:style-name="T1">uruchamiamy wpisując ‘node’ w terminalu</text:span><text:line-break/>- stan odczytu, tego co tam wprowadzamy, stan analizy danych, <text:s/>stan wydruku (wszystkiego co zostaje przetworzone)<text:line-break/>- do nauki, do eksperymentowania</text:p>
      <text:p text:style-name="P1"/>
      <text:p text:style-name="P1">.<text:span text:style-name="T2">editor – stan w torym mozemy pisac w wielu liniach</text:span></text:p>
      <text:p text:style-name="P2">ctrl + d – wychodzimy i uruchamiamy</text:p>
      <text:p text:style-name="P2">- <text:span text:style-name="T3">2 x tab – dostajemy liste wszystkich obiektow do ktorych mamy dostep</text:span></text:p>
      <text:p text:style-name="P2"/>
      <text:p text:style-name="P2">.<text:span text:style-name="T4">global – podobnie jak window w przegladrace</text:span></text:p>
      <text:p text:style-name="P2">.<text:span text:style-name="T5">process - </text:span></text:p>
      <text:p text:style-name="P2"/>
      <text:p text:style-name="P6"><text:span text:style-name="T6">możemy z poziomu REPL zrobic to samo → node → <text:line-break/>→ os.totalmem() lub → os.userInfo()<text:line-break/><text:line-break/>- </text:span><text:span text:style-name="T21">this w REPL <text:s/>this === global – nie ma modulow, jest global</text:span><text:span text:style-name="T6"><text:line-break/><text:line-break/><text:line-break/><text:line-break/></text:span><text:span text:style-name="T21">NODE<text:line-break/></text:span><text:span text:style-name="T6"><text:line-break/></text:span><text:span text:style-name="T8">const</text:span><text:span text:style-name="T10"> </text:span><text:span text:style-name="T13">os</text:span><text:span text:style-name="T10"> = </text:span><text:span text:style-name="T16">require</text:span><text:span text:style-name="T10">(</text:span><text:span text:style-name="T18">"os"</text:span><text:span text:style-name="T10">);</text:span></text:p>
      <text:p text:style-name="P5"><text:span text:style-name="T19">console</text:span>.<text:span text:style-name="T14">log</text:span>(<text:span text:style-name="T11">os</text:span>.<text:span text:style-name="T14">totalmem</text:span>());</text:p>
      <text:p text:style-name="P3">- mozemy wyswietlic info o pamieci<text:line-break/><text:line-break/><text:span text:style-name="T21">this w node this === exports</text:span></text:p>
      <text:p text:style-name="P4"><text:line-break/><text:span text:style-name="T22">obiekt window - w przeglądarce, dostarcza wiele metod, które nie są dostarczone bezpośrednio z JS, np. window.alert lub alert → okienko pop-up, które nie jest dostępne w JS.</text:span></text:p>
      <text:p text:style-name="P7"><text:line-break/>obiekt GLOBAL <text:s/>posiada mnóstwo rzeczy niedostępnych w obiekcie window w przeglądarce. Zaimplementowano console.log, by moża było go używać w NODE.js tak jak w przeglądrace, dotyczy to również setTimeout.<text:line-break/><text:line-break/><text:span text:style-name="T23">Najważniejsze obiekty I metody dostępne w obiekcie global z poziomu modułu:<text:line-break/>- process<text:line-break/>- require()</text:span></text:p>
      <text:p text:style-name="P8">- module<text:line-break/>- exports<text:line-break/>- console (np. console.log())<text:line-break/>- class Buffer<text:line-break/>- setTimeout(), setInterval(), clearInterval()</text:p>
      <text:p text:style-name="P8">- __dirname / __filename<text:line-break/><text:line-break/>Object.getOwnPropertyNames(global) – <text:span text:style-name="T24">info o dostepnych wlasciwowsciach/</text:span><text:span text:style-name="T25">funkcjach</text:span><text:span text:style-name="T24"> kontkretnego obiektu<text:line-break/><text:line-break/></text:span><text:soft-page-break/><text:span text:style-name="T26">Nie wszystkie metody z REPL są dostępne w module, dlatego, żeby tego użyć wymagane jest: ‘require’</text:span></text:p>
      <text:p text:style-name="P8"/>
      <text:p text:style-name="P9">PROCESS – zawiera informacje o bieżącym wykonywaniu kodu w Node (o bieżącym procesie, o bieżącej instancji programu). Mamy do niego dostęp bezpośrenio w każdym module. To taka instancja naszego progamu. <text:line-break/><text:line-break/>Process.argv – argument vector – zawiera wszystkie argumenty przekazane przy wywołaniu programu. Czyli wywołując:<text:line-break/>node app.js 111 halo<text:line-break/>→ dostaniemy → <text:line-break/> <text:s/>'/home/jakubmol/.nvm/versions/node/v16.1.0/bin/node',</text:p>
      <text:p text:style-name="P9"><text:s text:c="2"/>'/home/jakubmol/Desktop/Projekty/node/project-01/global-process/process.js',</text:p>
      <text:p text:style-name="P9"><text:s text:c="2"/>'222',</text:p>
      <text:p text:style-name="P10"><text:span text:style-name="T27"><text:s text:c="2"/>'aa'<text:line-break/><text:line-break/><text:line-break/>process.env – </text:span><text:span text:style-name="T28">enviroment – informacje o środowisku w którym ten proces aktualnie ma miejsce<text:line-break/><text:line-break/></text:span><text:span text:style-name="T35">Callback </text:span><text:span text:style-name="T29">jest podstawowym sposobem asynchronicznych zdarzen, jednak coraz popularniejsze w Node.js jest takze uzywanie promisow oraz opartej na nich skladni Async/Await<text:line-break/></text:span><text:span text:style-name="T12">fs</text:span><text:span text:style-name="T9">.</text:span><text:span text:style-name="T15">readFile</text:span><text:span text:style-name="T9">(</text:span><text:span text:style-name="T17">"./text.txt"</text:span><text:span text:style-name="T9">, </text:span><text:span text:style-name="T17">"utf8"</text:span><text:span text:style-name="T9">, (</text:span><text:span text:style-name="T20">err</text:span><text:span text:style-name="T9">, </text:span><text:span text:style-name="T20">file</text:span><text:span text:style-name="T9">) </text:span><text:span text:style-name="T7">=&gt;</text:span><text:span text:style-name="T9"> </text:span><text:span text:style-name="T20">console</text:span><text:span text:style-name="T9">.</text:span><text:span text:style-name="T15">log</text:span><text:span text:style-name="T9">(</text:span><text:span text:style-name="T20">file</text:span><text:span text:style-name="T9">));</text:span></text:p>
      <text:p text:style-name="P11">W Node.js bardzo często składnia funkcji zwrotnej wyglada w tej sposób, że jako pierwszy argument przekazywany jest błąd ( o ile jest, jesli go nie ma, to ten parametr przyjmuje wartość null). O takich funkcjack mowimy errot-first callback. Drugi argument przyjmuje zwróconą wartość. </text:p>
      <text:p text:style-name="P11"/>
      <text:p text:style-name="P12"><text:span text:style-name="T34">V8 Engine</text:span> – dziecko google, umieszczone w Chrome, by moglo uzywac JS. <text:s/>Jest opensource. Bardzo wydajny silnik do pracy z JS. Napisany w C++/ Uzywany w node.js lub Chrome. Zawiera implenentacje standardu ECMAScript. Moze dzialac jako samodzielny program, badz mozna go osadzic w innym programie napisanym w C++ (np. w Node.s).</text:p>
      <text:p text:style-name="P12">V8 przede wszystkim kompiluje i wykonuje kod JavaScript (Just In Time – <text:span text:style-name="T30">w chwili wywołania</text:span>) <text:span text:style-name="T31">do kodu maszynowego – zrozumiałego dla procesora</text:span>. Optymalizuje I zardzadz pamiecia poprzez mechjanizm zwalniania pamięci – garbage collector. <text:line-break/><text:line-break/><text:span text:style-name="T36">Chakra – silnik Microsoft<text:line-break/>Spider-monkey – silnik Mozilli</text:span></text:p>
      <text:p text:style-name="P12"/>
      <text:p text:style-name="P12"/>
      <text:p text:style-name="P13">next → 16. Node i C +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3:07:01.260451413</meta:creation-date>
    <meta:generator>LibreOffice/6.4.7.2$Linux_X86_64 LibreOffice_project/40$Build-2</meta:generator>
    <dc:date>2022-05-23T22:33:46.017888689</dc:date>
    <meta:editing-duration>PT1H14M13S</meta:editing-duration>
    <meta:editing-cycles>21</meta:editing-cycles>
    <meta:document-statistic meta:table-count="0" meta:image-count="0" meta:object-count="0" meta:page-count="2" meta:paragraph-count="22" meta:word-count="476" meta:character-count="3447" meta:non-whitespace-character-count="2939"/>
  </office:meta>
</office:document-meta>
</file>